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T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709704570103865071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9262955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5800187164954841292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2653313105464856155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</text:list-item>
                <text:list-item>
                  <text:p text:style-name="P8">clear book</text:p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)</text:span></text:p>
                </text:list-item>
                <text:list-item>
                  <text:p text:style-name="P8"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<text:soft-page-break/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8">choose target piece → e.g. “te-9”</text:p>
            </text:list-item>
            <text:list-item>
              <text:p text:style-name="P8">open resources</text:p>
              <text:list>
                <text:list-item>
                  <text:p text:style-name="P8">voice memo</text:p>
                </text:list-item>
                <text:list-item>
                  <text:p text:style-name="P8">web page : 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http://benfranklin.chips.jp/cake_apps/Cake_IFM11/images/index_2?filter_file_name=2019-09-03_18-30-52_000.jpg&amp;sort=file_name&amp;direction=desc&amp;filter_memo=gt&amp;RBs_AND_OR_Memo=AND&amp;RBs_AND_OR_File_Name=AND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8813450379086597853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add “//” mar<text:span text:style-name="T1">k</text:span></text:p>
            </text:list-item>
            <text:list-item>
              <text:p text:style-name="P12">photo</text:p>
            </text:list-item>
          </text:list>
        </text:list-item>
        <text:list-item>
          <text:p text:style-name="P12">guitar</text:p>
          <text:list>
            <text:list-item>
              <text:p text:style-name="P12"><text:soft-page-break/>polish</text:p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9267972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978064949773029230" text:style-name="L5">
        <text:list-item>
          <text:p text:style-name="P10">memo → copy</text:p>
          <text:list>
            <text:list-item>
              <text:p text:style-name="P10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9272227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9281708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ext:soft-page-break/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</table:table-cell>
        </table:table-row>
      </table:table>
      <text:list xml:id="list39257498" text:continue-numbering="true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</table:table>
      <text:list xml:id="list39284789" text:continue-numbering="true" text:style-name="L5">
        <text:list-item>
          <text:list>
            <text:list-item>
              <text:p text:style-name="P10"/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0-10T19:06:32.07</dc:date>
    <dc:creator>iwabuchi ken</dc:creator>
    <meta:editing-duration>PT13H58M5S</meta:editing-duration>
    <meta:editing-cycles>24</meta:editing-cycles>
    <meta:generator>OpenOffice/4.1.3$Win32 OpenOffice.org_project/413m1$Build-9783</meta:generator>
    <meta:document-statistic meta:table-count="7" meta:image-count="0" meta:object-count="0" meta:page-count="5" meta:paragraph-count="116" meta:word-count="451" meta:character-count="3212"/>
  </office:meta>
</office:document-meta>
</file>